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Heading_20_1">
      <style:text-properties fo:font-style="normal" style:font-style-asian="normal" style:font-style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Math: Notes on Lessons 110-113</text:p>
      <text:p text:style-name="Subtitle">David A. Wheeler, 2009-01-01</text:p>
      <text:h text:style-name="Heading_20_1" text:outline-level="1">Lesson 110: Graphs of arcsine and arccosine / Graphs of arcsecant and arccosecant / Graphs of arctangent and arccotangent</text:h>
      <text:p text:style-name="P1">This is all about learning what the graphs of the arc-trig functions look like. <text:s/>I don’t have anything to add to this; examine the graphs in the book.</text:p>
      <text:h text:style-name="P2" text:outline-level="1">Lesson 111: Logarithmic Inequalities</text:h>
      <text:p text:style-name="Text_20_body">If you have an inequality, and a logarithm with an unknown as its parameter, you need to do an antilogarithm (exponentiate). <text:s/>But there are two catches that you have to account for:</text:p>
      <text:list xml:id="list34366028" text:style-name="L1">
        <text:list-item>
          <text:p text:style-name="P3">Logarithms only accept positive values (&gt;0).</text:p>
        </text:list-item>
        <text:list-item>
          <text:p text:style-name="P3">Exponentiation using a value less than 1 reverses the inequality (just like multiplication or division by a negative number does).</text:p>
        </text:list-item>
      </text:list>
      <text:p text:style-name="Text_20_body">This is easier to understand through examples. <text:s/>For example, let’s try to solve:</text:p>
      <text:p text:style-name="Text_20_body"><draw:frame draw:style-name="fr1" draw:name="Object4" text:anchor-type="as-char" svg:width="1.022in" svg:height="0.2083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We can exponentiate the whole expression, exponentiating it by 5 to reverse the logarithm. <text:s/>Since 5 is more than 1, we won’t have the “value less than 1” problem, leading us this way:</text:p>
      <text:p text:style-name="Text_20_body"><draw:frame draw:style-name="fr1" draw:name="Object5" text:anchor-type="as-char" svg:width="1.0252in" svg:height="1.3902in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But we are <text:span text:style-name="T3">not</text:span><text:span text:style-name="T4"> done, because logarithms only accept positive values. <text:s/>The original expression has a logarithm accepting “x-3”, and we can only accept x-3 if it is greater than 0. <text:s/>So let’s solve for this requirement:</text:span></text:p>
      <text:p text:style-name="P1"><draw:frame draw:style-name="fr1" draw:name="Object6" text:anchor-type="as-char" svg:width="0.622in" svg:height="0.3756in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>For the final answer, <text:span text:style-name="T3">both</text:span><text:span text:style-name="T4"> must be true – we have to have the solution, and it has to be legal in the original expression. <text:s/>So the final answer is:</text:span></text:p>
      <text:p text:style-name="P1"><draw:frame draw:style-name="fr1" draw:name="Object7" text:anchor-type="as-char" svg:width="1.3354in" svg:height="0.5693in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/>
      <text:p text:style-name="Text_20_body">Let’s try another, one that will use both rules:</text:p>
      <text:p text:style-name="Text_20_body"><text:soft-page-break/><draw:frame draw:style-name="fr1" draw:name="Object8" text:anchor-type="as-char" svg:width="1.4693in" svg:height="1.8146in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>Notice that the exponentiation above reversed the inequality, because we raised the expression by a value less than 1. <text:s/>Again, we need to account for logarithm, which requires values to be positive. <text:s/>In this case, the expression accepted by the logarithm is “x-7”, so we need to determine when this is positive. <text:s/>“x-7&gt;0” easily solves to “x&gt;7”. <text:s/>Now we combine them:</text:p>
      <text:p text:style-name="Text_20_body"><draw:frame draw:style-name="fr1" draw:name="Object9" text:anchor-type="as-char" svg:width="1.139in" svg:height="0.7929in" draw:z-index="5"><draw:object xlink:href="./Object 9" xlink:type="simple" xlink:show="embed" xlink:actuate="onLoad"/><draw:image xlink:href="./ObjectReplacements/Object 9" xlink:type="simple" xlink:show="embed" xlink:actuate="onLoad"/></draw:frame></text:p>
      <text:h text:style-name="P2" text:outline-level="1">Lesson 112: Binomial Theorem</text:h>
      <text:p text:style-name="Text_20_body"><text:span text:style-name="T4">The “binomial theorem” provides a quick way for finding the terms of (a+b)</text:span><text:span text:style-name="T2">n</text:span><text:span text:style-name="T4"> for large values of n. It looks </text:span><text:span text:style-name="T3">way</text:span><text:span text:style-name="T4"> more complicated than it is.</text:span></text:p>
      <text:p text:style-name="Text_20_body"><text:span text:style-name="T4">First, here’s a formal definition, similar to the one given in the book: If n is a positive integer, and k is a positive integer less than or equal to n+1, the k-th term of (F+S)</text:span><text:span text:style-name="T2">n</text:span><text:span text:style-name="T4"> is:</text:span></text:p>
      <text:p text:style-name="P1"><draw:frame draw:style-name="fr1" draw:name="Object1" text:anchor-type="as-char" svg:width="2.239in" svg:height="0.3992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In practice, this is easier to use right-to-left:</text:p>
      <text:list xml:id="list34383908" text:style-name="L2">
        <text:list-item>
          <text:p text:style-name="P4">First, find the exponent of S, which is just k-1 (one less than the position you’re finding).</text:p>
        </text:list-item>
        <text:list-item>
          <text:p text:style-name="P4">Second, find the exponent of F. <text:s/>The sum of F and S’s exponents must always be n, so F’s exponent is really just n-(S’s exponent). <text:s/>The book’s formal definition is slightly different, in that this isn’t as obvious the way Saxon writes it.</text:p>
        </text:list-item>
        <text:list-item>
          <text:p text:style-name="P4">Finally, find the coefficient. <text:s/>The numerator is just n!; the two expressions in the denominator are simply factorials of the values of the exponents of F and S.</text:p>
        </text:list-item>
      </text:list>
      <text:p text:style-name="Text_20_body">So, to find the 11<text:span text:style-name="T1">th</text:span> term of (F+S)<text:span text:style-name="T1">15</text:span>:</text:p>
      <text:list xml:id="list34393480" text:continue-list="list34383908" text:style-name="L2">
        <text:list-item text:start-value="1">
          <text:p text:style-name="P4">First, find the exponent of S, which is just k-1 = 11-1 = 10</text:p>
        </text:list-item>
        <text:list-item>
          <text:p text:style-name="P4">Second, find the exponent of F = n-(S’s exponent) = 15-10 = 5</text:p>
        </text:list-item>
        <text:list-item>
          <text:p text:style-name="P4">Finally, find the coefficient:</text:p>
        </text:list-item>
      </text:list>
      <text:p text:style-name="Text_20_body"><draw:frame draw:style-name="fr1" draw:name="Object2" text:anchor-type="as-char" svg:width="2.9035in" svg:height="0.3925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So the answer is 3030F<text:span text:style-name="T1">5</text:span>S<text:span text:style-name="T1">10</text:span>.</text:p>
      <text:h text:style-name="P2" text:outline-level="1"><text:soft-page-break/>Lesson 113: Synthetic Division / Zeros and Roots</text:h>
      <text:p text:style-name="P1">Synthetic division is a fast way of dividing polynomials for a special case: dividing by <text:span text:style-name="T3">x-a</text:span> where <text:span text:style-name="T3">a</text:span> is constant and <text:span text:style-name="T3">x</text:span> is the variable of the polynomial.</text:p>
      <text:p text:style-name="P1">For example, you should be able to do polynomial division of x<text:span text:style-name="T1">3</text:span>-5x<text:span text:style-name="T1">2</text:span>+5x+7 by x+4, producing:</text:p>
      <text:p text:style-name="P1"><draw:frame draw:style-name="fr1" draw:name="Object3" text:anchor-type="as-char" svg:width="1.35in" svg:height="0.3925in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">But that takes a while. <text:s/>In synthetic division, you first write down the constant <text:span text:style-name="T3">a</text:span> in a half-box, followed by the coefficients for the polynomial in the numerator. <text:s/>Since we divide by “x-a”, if you have an expression like “x+a”, you write down the negative of the value you’re adding (in this case -4):</text:p>
      <text:p text:style-name="P1"><draw:frame draw:style-name="fr1" draw:name="Object10" text:anchor-type="as-char" svg:width="1.4083in" svg:height="0.19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Then, to do synthetic division, copy the first coefficient two rows down. <text:s/>Then repeatedly multiply the bottom number by the divisor constant, record that result under the next coefficient, and add them up, repeatedly. <text:s/>E.G.:</text:p>
      <text:p text:style-name="P1"><draw:frame draw:style-name="fr1" draw:name="Object11" text:anchor-type="as-char" svg:width="1.798in" svg:height="0.598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In this example, we first copy the leftmost “1” to the bottom (third) row. <text:s/>We then multiply 1 by -4, and record -4. <text:s/>Add up -5 and -4, yielding -9. Now multiply -9 by -4, and record 36. <text:s/>Add 5 and 36, yielding 41. <text:s/>Finally, multiply 41 by -4, and record -164. <text:s/>Add 7 and -164, yielding -157.</text:p>
      <text:p text:style-name="P1">The bottom row is the result of the division – the last value is the remainder. <text:s/>Remember that when you divide a polynomial by some value x-a, you’re going to have a new degree that’s one less than when you started, so the final result here (properly interpreted) is the same:</text:p>
      <text:p text:style-name="P1"><draw:frame draw:style-name="fr1" draw:name="Object12" text:anchor-type="as-char" svg:width="1.35in" svg:height="0.3925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>The terms “a zero” and “a root” can be confusing, because they have very similar meanings:</text:p>
      <text:list xml:id="list34373103" text:style-name="L3">
        <text:list-item>
          <text:p text:style-name="P5"><text:span text:style-name="T4">Use “a zero” for a </text:span><text:span text:style-name="T3">polynomial</text:span><text:span text:style-name="T4">; “a zero of a polynomial” is a value for </text:span><text:span text:style-name="T3">x</text:span><text:span text:style-name="T4"> that produces 0 for the polynomial</text:span></text:p>
        </text:list-item>
        <text:list-item>
          <text:p text:style-name="P5"><text:span text:style-name="T4">Use “a root” for an </text:span><text:span text:style-name="T3">equation</text:span><text:span text:style-name="T4"> (has an “=” sign); “a root of an equation” means that the equation is in the form </text:span><text:span text:style-name="T3">stuff=0</text:span><text:span text:style-name="T4">, and the root of an equation is a value of the unknown </text:span><text:span text:style-name="T3">x</text:span><text:span text:style-name="T4"> that solves the equation. <text:s/>If </text:span><text:span text:style-name="T3">stuff</text:span><text:span text:style-name="T4"> is a polynomial, then it’s a polynomial equation.</text:span></text:p>
        </text:list-item>
      </text:list>
      <text:p text:style-name="Text_20_body"><text:span text:style-name="T4"/></text:p>
      <text:p text:style-name="Text_20_body"><text:span text:style-name="T4">You can use synthetic division to determine if a given value </text:span><text:span text:style-name="T3">c</text:span><text:span text:style-name="T4"> is a zero of a polynomial, or a root of a polynomial equation. <text:s/>Just use </text:span><text:span text:style-name="T3">c</text:span><text:span text:style-name="T4"> inside the box (without negating it), and see if the remainder is zero – if it is, then </text:span><text:span text:style-name="T3">c</text:span><text:span text:style-name="T4"> is a zero for the polynomial and a root for the (polynomial) equation. For example, given the polynomial x</text:span><text:span text:style-name="T2">3</text:span><text:span text:style-name="T4">-12x</text:span><text:span text:style-name="T2">2</text:span><text:span text:style-name="T4">+47x-60, you can show that 3 is a zero of this polynomial:</text:span></text:p>
      <text:p text:style-name="P1"><draw:frame draw:style-name="fr1" draw:name="Object13" text:anchor-type="as-char" svg:width="1.7772in" svg:height="0.598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This means that 3 is also a root for the equation x<text:span text:style-name="T1">3</text:span>-12x<text:span text:style-name="T1">2</text:span>+47x-60 =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draw:stroke-dash draw:name="_32__20_Dots_20_1_20_Dash" draw:display-name="2 Dots 1 Dash" draw:style="rect" draw:dots1="2" draw:dots2="1" draw:dots2-length="0.0799in" draw:distance="0.0799in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 of <text:page-count>3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A. Wheeler</meta:initial-creator>
    <meta:creation-date>2007-09-03T22:43:21</meta:creation-date>
    <dc:creator>David A. Wheeler</dc:creator>
    <dc:date>2009-01-01T14:29:21.35</dc:date>
    <meta:printed-by>David A. Wheeler</meta:printed-by>
    <meta:print-date>2008-04-07T12:55:49</meta:print-date>
    <meta:editing-cycles>447</meta:editing-cycles>
    <meta:editing-duration>PT84H59M03S</meta:editing-duration>
    <meta:document-statistic meta:table-count="0" meta:image-count="0" meta:object-count="13" meta:page-count="3" meta:paragraph-count="52" meta:word-count="967" meta:character-count="52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n</math:mi>
          <math:mi>!</math:mi>
        </math:mrow>
        <math:mrow>
          <math:mrow>
            <math:mo math:stretchy="false">(</math:mo>
            <math:mrow>
              <math:mrow>
                <math:mi>n</math:mi>
                <math:mo math:stretchy="false">−</math:mo>
                <math:mi>k</math:mi>
              </math:mrow>
              <math:mo math:stretchy="false">+</math:mo>
              <math:mn>1</math:mn>
            </math:mrow>
            <math:mo math:stretchy="false">)</math:mo>
          </math:mrow>
          <math:mi>!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  <math:mi>!</math:mi>
        </math:mrow>
      </math:mfrac>
      <math:msup>
        <math:mi>F</math:mi>
        <math:mrow>
          <math:mi>n</math:mi>
          <math:mo math:stretchy="false">−</math:mo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</math:mrow>
      </math:msup>
      <math:msup>
        <math:mi>S</math:mi>
        <math:mrow>
          <math:mi>k</math:mi>
          <math:mo math:stretchy="false">−</math:mo>
          <math:mn>1</math:mn>
        </math:mrow>
      </math:msup>
    </math:mrow>
    <math:annotation math:encoding="StarMath 5.0">{n!} over {(n-k+1)! (k-1)!} F sup {n-(k-1)} S sup {k-1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under math:accentunder="true">
            <math:mrow>
              <math:mrow>
                <math:mo math:stretchy="false">−</math:mo>
                <math:mn>4</math:mn>
              </math:mrow>
              <math:mstyle math:fontweight="bold">
                <math:mrow>
                  <math:mtext>|</math:mtext>
                </math:mrow>
              </math:mstyle>
            </math:mrow>
            <math:mo>̲</math:mo>
          </math:munder>
        </math:mtd>
        <math:mtd>
          <math:mn>1</math:mn>
        </math:mtd>
        <math:mtd>
          <math:mrow>
            <math:mo math:stretchy="false">−</math:mo>
            <math:mn>5</math:mn>
          </math:mrow>
        </math:mtd>
        <math:mtd>
          <math:mn>5</math:mn>
        </math:mtd>
        <math:mtd>
          <math:mn>7</math:mn>
        </math:mtd>
      </math:mtr>
    </math:mtable>
    <math:annotation math:encoding="StarMath 5.0">matrix { underline {-4 bold "|"} # 1 # -5 # 5 # 7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under math:accentunder="true">
            <math:mrow>
              <math:mrow>
                <math:mo math:stretchy="false">−</math:mo>
                <math:mn>4</math:mn>
              </math:mrow>
              <math:mstyle math:fontweight="bold">
                <math:mrow>
                  <math:mtext>|</math:mtext>
                </math:mrow>
              </math:mstyle>
            </math:mrow>
            <math:mo>̲</math:mo>
          </math:munder>
        </math:mtd>
        <math:mtd>
          <math:mn>1</math:mn>
        </math:mtd>
        <math:mtd>
          <math:mrow>
            <math:mo math:stretchy="false">−</math:mo>
            <math:mn>5</math:mn>
          </math:mrow>
        </math:mtd>
        <math:mtd>
          <math:mrow>
            <math:mn>5</math:mn>
          </math:mrow>
        </math:mtd>
        <math:mtd>
          <math:mrow>
            <math:mn>7</math:mn>
          </math:mrow>
        </math:mtd>
      </math:mtr>
      <math:mtr>
        <math:mtd>
          <math:mtext/>
        </math:mtd>
        <math:mtd>
          <math:mo math:stretchy="false">↓</math:mo>
        </math:mtd>
        <math:mtd>
          <math:mrow>
            <math:mo math:stretchy="false">−</math:mo>
            <math:mn>4</math:mn>
          </math:mrow>
        </math:mtd>
        <math:mtd>
          <math:mn>36</math:mn>
        </math:mtd>
        <math:mtd>
          <math:mrow>
            <math:mo math:stretchy="false">−</math:mo>
            <math:mn>164</math:mn>
          </math:mrow>
        </math:mtd>
      </math:mtr>
      <math:mtr>
        <math:mtd>
          <math:mtext/>
        </math:mtd>
        <math:mtd>
          <math:mover math:accent="true">
            <math:mn>1</math:mn>
            <math:mo>¯</math:mo>
          </math:mover>
        </math:mtd>
        <math:mtd>
          <math:mover math:accent="true">
            <math:mrow>
              <math:mo math:stretchy="false">−</math:mo>
              <math:mn>9</math:mn>
            </math:mrow>
            <math:mo>¯</math:mo>
          </math:mover>
        </math:mtd>
        <math:mtd>
          <math:mover math:accent="true">
            <math:mn>41</math:mn>
            <math:mo>¯</math:mo>
          </math:mover>
        </math:mtd>
        <math:mtd>
          <math:mover math:accent="true">
            <math:mrow>
              <math:mo math:stretchy="false">−</math:mo>
              <math:mn>157</math:mn>
            </math:mrow>
            <math:mo>¯</math:mo>
          </math:mover>
        </math:mtd>
      </math:mtr>
    </math:mtable>
    <math:annotation math:encoding="StarMath 5.0">matrix { underline {-4 bold "|"} # 1           # -5 # alignr 5  # alignr 7    ##
         ""                      # downarrow   # -4 # 36 # -164 ##
         ""                      # overline 1  # overline -9 # overline 41 # overline -157
         }
        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n>2</math:mn>
          </math:msup>
          <math:mo math:stretchy="false">−</math:mo>
          <math:mn>9x</math:mn>
        </math:mrow>
        <math:mo math:stretchy="false">+</math:mo>
        <math:mn>41</math:mn>
      </math:mrow>
      <math:mo math:stretchy="false">−</math:mo>
      <math:mfrac>
        <math:mn>157</math:mn>
        <math:mrow>
          <math:mi>x</math:mi>
          <math:mo math:stretchy="false">+</math:mo>
          <math:mn>4</math:mn>
        </math:mrow>
      </math:mfrac>
    </math:mrow>
    <math:annotation math:encoding="StarMath 5.0">x^2 - 9x + 41 - 157 over {x+4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under math:accentunder="true">
            <math:mrow>
              <math:mn>3</math:mn>
              <math:mstyle math:fontweight="bold">
                <math:mrow>
                  <math:mtext>|</math:mtext>
                </math:mrow>
              </math:mstyle>
            </math:mrow>
            <math:mo>̲</math:mo>
          </math:munder>
        </math:mtd>
        <math:mtd>
          <math:mn>1</math:mn>
        </math:mtd>
        <math:mtd>
          <math:mrow>
            <math:mrow>
              <math:mo math:stretchy="false">−</math:mo>
              <math:mn>12</math:mn>
            </math:mrow>
          </math:mrow>
        </math:mtd>
        <math:mtd>
          <math:mrow>
            <math:mn>47</math:mn>
          </math:mrow>
        </math:mtd>
        <math:mtd>
          <math:mrow>
            <math:mrow>
              <math:mo math:stretchy="false">−</math:mo>
              <math:mn>60</math:mn>
            </math:mrow>
          </math:mrow>
        </math:mtd>
      </math:mtr>
      <math:mtr>
        <math:mtd>
          <math:mtext/>
        </math:mtd>
        <math:mtd>
          <math:mo math:stretchy="false">↓</math:mo>
        </math:mtd>
        <math:mtd>
          <math:mrow>
            <math:mn>3</math:mn>
          </math:mrow>
        </math:mtd>
        <math:mtd>
          <math:mrow>
            <math:mrow>
              <math:mo math:stretchy="false">−</math:mo>
              <math:mn>27</math:mn>
            </math:mrow>
          </math:mrow>
        </math:mtd>
        <math:mtd>
          <math:mrow>
            <math:mn>60</math:mn>
          </math:mrow>
        </math:mtd>
      </math:mtr>
      <math:mtr>
        <math:mtd>
          <math:mtext/>
        </math:mtd>
        <math:mtd>
          <math:mrow>
            <math:mover math:accent="true">
              <math:mn>1</math:mn>
              <math:mo>¯</math:mo>
            </math:mover>
          </math:mrow>
        </math:mtd>
        <math:mtd>
          <math:mrow>
            <math:mover math:accent="true">
              <math:mrow>
                <math:mo math:stretchy="false">−</math:mo>
                <math:mn>9</math:mn>
              </math:mrow>
              <math:mo>¯</math:mo>
            </math:mover>
          </math:mrow>
        </math:mtd>
        <math:mtd>
          <math:mrow>
            <math:mover math:accent="true">
              <math:mn>20</math:mn>
              <math:mo>¯</math:mo>
            </math:mover>
          </math:mrow>
        </math:mtd>
        <math:mtd>
          <math:mrow>
            <math:mover math:accent="true">
              <math:mn>0</math:mn>
              <math:mo>¯</math:mo>
            </math:mover>
          </math:mrow>
        </math:mtd>
      </math:mtr>
    </math:mtable>
    <math:annotation math:encoding="StarMath 5.0">matrix { underline {3 bold "|"} # 1  # alignr -12 # alignr 47  # alignr -60   ##
         ""                      # downarrow  # alignr 3 # alignr -27 # alignr 60 ##
         ""                      # alignr overline 1  # alignr overline -9 # alignr overline 20 # alignr overline 0
         }
       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15</math:mn>
              <math:mi>!</math:mi>
            </math:mrow>
            <math:mrow>
              <math:mn>5</math:mn>
              <math:mi>!</math:mi>
              <math:mn>10</math:mn>
              <math:mi>!</math:mi>
            </math:mrow>
          </math:mfrac>
          <math:mo math:stretchy="false">=</math:mo>
          <math:mfrac>
            <math:mrow>
              <math:mrow>
                <math:mrow>
                  <math:mrow>
                    <math:mn>11</math:mn>
                    <math:mo math:stretchy="false">⋅</math:mo>
                    <math:mn>12</math:mn>
                  </math:mrow>
                  <math:mo math:stretchy="false">⋅</math:mo>
                  <math:mn>13</math:mn>
                </math:mrow>
                <math:mo math:stretchy="false">⋅</math:mo>
                <math:mn>14</math:mn>
              </math:mrow>
              <math:mo math:stretchy="false">⋅</math:mo>
              <math:mn>15</math:mn>
            </math:mrow>
            <math:mrow>
              <math:mn>5</math:mn>
              <math:mi>!</math:mi>
            </math:mrow>
          </math:mfrac>
        </math:mrow>
        <math:mo math:stretchy="false">=</math:mo>
        <math:mfrac>
          <math:mn>360360</math:mn>
          <math:mn>120</math:mn>
        </math:mfrac>
      </math:mrow>
      <math:mo math:stretchy="false">=</math:mo>
      <math:mn>3003</math:mn>
    </math:mrow>
    <math:annotation math:encoding="StarMath 5.0">{15!} over {5! 10!} = {11 cdot 12 cdot 13 cdot 14 cdot 15} over {5!} = 360360 over 120 = 3003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n>2</math:mn>
          </math:msup>
          <math:mo math:stretchy="false">−</math:mo>
          <math:mn>9x</math:mn>
        </math:mrow>
        <math:mo math:stretchy="false">+</math:mo>
        <math:mn>41</math:mn>
      </math:mrow>
      <math:mo math:stretchy="false">−</math:mo>
      <math:mfrac>
        <math:mn>157</math:mn>
        <math:mrow>
          <math:mi>x</math:mi>
          <math:mo math:stretchy="false">+</math:mo>
          <math:mn>4</math:mn>
        </math:mrow>
      </math:mfrac>
    </math:mrow>
    <math:annotation math:encoding="StarMath 5.0">x^2 - 9x + 41 - 157 over {x+4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log</math:mi>
        <math:mn>5</math:mn>
      </math:msub>
      <math:mrow>
        <math:mrow>
          <math:mo math:stretchy="false">(</math:mo>
          <math:mrow>
            <math:mi>x</math:mi>
            <math:mo math:stretchy="false">−</math:mo>
            <math:mn>3</math:mn>
          </math:mrow>
          <math:mo math:stretchy="false">)</math:mo>
        </math:mrow>
        <math:mo math:stretchy="false">&lt;</math:mo>
        <math:mn>6</math:mn>
      </math:mrow>
    </math:mrow>
    <math:annotation math:encoding="StarMath 5.0">log sub 5 (x - 3) &lt; 6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n>5</math:mn>
          </math:msub>
          <math:mrow>
            <math:mrow>
              <math:mo math:stretchy="false">(</math:mo>
              <math:mrow>
                <math:mi>x</math:mi>
                <math:mo math:stretchy="false">−</math:mo>
                <math:mn>3</math:mn>
              </math:mrow>
              <math:mo math:stretchy="false">)</math:mo>
            </math:mrow>
            <math:mo math:stretchy="false">&lt;</math:mo>
            <math:mn>6</math:mn>
          </math:mrow>
        </math:mrow>
      </math:mtr>
      <math:mtr/>
      <math:mtr>
        <math:mrow>
          <math:msup>
            <math:mn>5</math:mn>
            <math:mrow>
              <math:msub>
                <math:mi>log</math:mi>
                <math:mn>5</math:mn>
              </math:msub>
              <math:mrow>
                <math:mo math:stretchy="false">(</math:mo>
                <math:mrow>
                  <math:mi>x</math:mi>
                  <math:mo math:stretchy="false">−</math:mo>
                  <math:mn>3</math:mn>
                </math:mrow>
                <math:mo math:stretchy="false">)</math:mo>
              </math:mrow>
            </math:mrow>
          </math:msup>
          <math:mo math:stretchy="false">&lt;</math:mo>
          <math:msup>
            <math:mn>5</math:mn>
            <math:mn>6</math:mn>
          </math:msup>
        </math:mrow>
      </math:mtr>
      <math:mtr/>
      <math:mtr>
        <math:mrow>
          <math:mrow>
            <math:mi>x</math:mi>
            <math:mo math:stretchy="false">−</math:mo>
            <math:mn>3</math:mn>
          </math:mrow>
          <math:mo math:stretchy="false">&lt;</math:mo>
          <math:mn>15625</math:mn>
        </math:mrow>
      </math:mtr>
      <math:mtr/>
      <math:mtr>
        <math:mrow>
          <math:mi>x</math:mi>
          <math:mo math:stretchy="false">&lt;</math:mo>
          <math:mn>15628</math:mn>
        </math:mrow>
      </math:mtr>
    </math:mtable>
    <math:annotation math:encoding="StarMath 5.0">log sub 5 (x - 3) &lt; 6 newline
newline
5 sup {log sub 5 (x - 3)} &lt; 5 sup 6 newline
newline
x - 3 &lt; 15625 newline
newline
x &lt; 15628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−</math:mo>
            <math:mn>3</math:mn>
          </math:mrow>
          <math:mo math:stretchy="false">&gt;</math:mo>
          <math:mn>0</math:mn>
        </math:mrow>
      </math:mtr>
      <math:mtr>
        <math:mrow>
          <math:mi>x</math:mi>
          <math:mo math:stretchy="false">&gt;</math:mo>
          <math:mn>3</math:mn>
        </math:mrow>
      </math:mtr>
    </math:mtable>
    <math:annotation math:encoding="StarMath 5.0">x - 3 &gt; 0 newline
x &gt; 3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&lt;</math:mo>
            <math:mn>15628</math:mn>
          </math:mrow>
          <math:mtext>and</math:mtext>
          <math:mrow>
            <math:mi>x</math:mi>
            <math:mo math:stretchy="false">&gt;</math:mo>
            <math:mn>3</math:mn>
          </math:mrow>
        </math:mrow>
      </math:mtr>
      <math:mtr>
        <math:mrow>
          <math:mrow>
            <math:mi>x</math:mi>
            <math:mo math:stretchy="false">&lt;</math:mo>
            <math:mn>15628</math:mn>
          </math:mrow>
          <math:mtext>and</math:mtext>
          <math:mrow>
            <math:mn>3</math:mn>
            <math:mo math:stretchy="false">&lt;</math:mo>
            <math:mi>x</math:mi>
          </math:mrow>
        </math:mrow>
      </math:mtr>
      <math:mtr>
        <math:mrow>
          <math:mrow>
            <math:mn>3</math:mn>
            <math:mo math:stretchy="false">&lt;</math:mo>
            <math:mi>x</math:mi>
          </math:mrow>
          <math:mo math:stretchy="false">&lt;</math:mo>
          <math:mn>15628</math:mn>
        </math:mrow>
      </math:mtr>
    </math:mtable>
    <math:annotation math:encoding="StarMath 5.0">x &lt; 15628 "and" x &gt; 3 newline
x &lt; 15628 "and" 3 &lt; x newline
3 &lt; x &lt; 15628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row>
              <math:mn>1</math:mn>
              <math:mo math:stretchy="false">/</math:mo>
              <math:mn>3</math:mn>
            </math:mrow>
          </math:msub>
          <math:mrow>
            <math:mrow>
              <math:mo math:stretchy="false">(</math:mo>
              <math:mrow>
                <math:mi>x</math:mi>
                <math:mo math:stretchy="false">−</math:mo>
                <math:mn>7</math:mn>
              </math:mrow>
              <math:mo math:stretchy="false">)</math:mo>
            </math:mrow>
            <math:mo math:stretchy="false">&lt;</math:mo>
            <math:mn>2</math:mn>
          </math:mrow>
        </math:mrow>
      </math:mtr>
      <math:mtr/>
      <math:mtr>
        <math:mrow>
          <math:msup>
            <math:mrow>
              <math:mo math:stretchy="false">(</math:mo>
              <math:mrow>
                <math:mn>1</math:mn>
                <math:mo math:stretchy="false">/</math:mo>
                <math:mn>3</math:mn>
              </math:mrow>
              <math:mo math:stretchy="false">)</math:mo>
            </math:mrow>
            <math:mrow>
              <math:msub>
                <math:mi>log</math:mi>
                <math:mrow>
                  <math:mn>1</math:mn>
                  <math:mo math:stretchy="false">/</math:mo>
                  <math:mn>3</math:mn>
                </math:mrow>
              </math:msub>
              <math:mrow>
                <math:mo math:stretchy="false">(</math:mo>
                <math:mrow>
                  <math:mi>x</math:mi>
                  <math:mo math:stretchy="false">−</math:mo>
                  <math:mn>7</math:mn>
                </math:mrow>
                <math:mo math:stretchy="false">)</math:mo>
              </math:mrow>
            </math:mrow>
          </math:msup>
          <math:mo math:stretchy="false">&gt;</math:mo>
          <math:msup>
            <math:mrow>
              <math:mo math:stretchy="false">(</math:mo>
              <math:mrow>
                <math:mn>1</math:mn>
                <math:mo math:stretchy="false">/</math:mo>
                <math:mn>3</math:mn>
              </math:mrow>
              <math:mo math:stretchy="false">)</math:mo>
            </math:mrow>
            <math:mn>2</math:mn>
          </math:msup>
        </math:mrow>
      </math:mtr>
      <math:mtr/>
      <math:mtr>
        <math:mrow>
          <math:mrow>
            <math:mi>x</math:mi>
            <math:mo math:stretchy="false">−</math:mo>
            <math:mn>7</math:mn>
          </math:mrow>
          <math:mo math:stretchy="false">&gt;</math:mo>
          <math:mfrac>
            <math:mn>1</math:mn>
            <math:mn>9</math:mn>
          </math:mfrac>
        </math:mrow>
      </math:mtr>
      <math:mtr/>
      <math:mtr>
        <math:mrow>
          <math:mrow>
            <math:mi>x</math:mi>
            <math:mo math:stretchy="false">&gt;</math:mo>
            <math:mn>7</math:mn>
          </math:mrow>
          <math:mfrac>
            <math:mn>1</math:mn>
            <math:mn>9</math:mn>
          </math:mfrac>
        </math:mrow>
      </math:mtr>
    </math:mtable>
    <math:annotation math:encoding="StarMath 5.0">log sub {1/3} (x - 7) &lt; 2 newline
newline
(1/3) sup {log sub {1/3} (x - 7)} &gt; (1/3) sup 2 newline
newline
x - 7 &gt; 1 over 9 newline
newline
x &gt; 7 1 over 9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&gt;</math:mo>
            <math:mn>7</math:mn>
          </math:mrow>
          <math:mfrac>
            <math:mn>1</math:mn>
            <math:mn>9</math:mn>
          </math:mfrac>
          <math:mtext>and</math:mtext>
          <math:mrow>
            <math:mi>x</math:mi>
            <math:mo math:stretchy="false">&gt;</math:mo>
            <math:mn>7</math:mn>
          </math:mrow>
        </math:mrow>
      </math:mtr>
      <math:mtr>
        <math:mrow>
          <math:mrow>
            <math:mi>x</math:mi>
            <math:mo math:stretchy="false">&gt;</math:mo>
            <math:mn>7</math:mn>
          </math:mrow>
          <math:mfrac>
            <math:mn>1</math:mn>
            <math:mn>9</math:mn>
          </math:mfrac>
        </math:mrow>
      </math:mtr>
    </math:mtable>
    <math:annotation math:encoding="StarMath 5.0">x &gt; 7 1 over 9 "and" x &gt; 7 newline
x &gt; 7 1 over 9</math:annotation>
  </math:semantics>
</math:math>
</file>